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Texte_20_de_20_saisie">
      <style:text-properties style:font-name="Arial1" fo:font-size="11pt" style:font-size-asian="11pt" style:font-size-complex="11pt"/>
    </style:style>
    <style:style style:name="P17" style:family="paragraph" style:parent-style-name="Text_20_body">
      <style:paragraph-properties fo:margin-top="0cm" fo:margin-bottom="0.499cm" fo:text-align="justify" style:justify-single-word="false"/>
      <style:text-properties style:font-name="Arial" fo:font-size="11pt" style:font-size-asian="11pt" style:font-size-complex="11pt"/>
    </style:style>
    <style:style style:name="P18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1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0" style:family="paragraph" style:parent-style-name="Text_20_body">
      <style:paragraph-properties fo:margin-top="0cm" fo:margin-bottom="0.499cm" fo:text-align="justify" style:justify-single-word="false"/>
      <style:text-properties style:font-name="Arial" fo:font-size="11pt" style:font-size-asian="11pt" style:font-size-complex="11pt"/>
    </style:style>
    <style:style style:name="P21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/>
    </style:style>
    <style:style style:name="T3" style:family="text">
      <style:text-properties fo:color="#000000" fo:language="zxx" fo:country="none" style:language-asian="zxx" style:country-asian="none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="Arial1"/>
    </style:style>
    <style:style style:name="T8" style:family="text">
      <style:text-properties style:font-name="Arial1" fo:font-weight="bold" style:font-weight-asian="bold" style:font-weight-complex="bold"/>
    </style:style>
    <style:style style:name="T9" style:family="text">
      <style:text-properties style:font-name="Arial1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2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<text:span text:style-name="T4"> </text:span><text:span text:style-name="T4">DPAS/SIS/BADA/SUSPENSION/</text:span><text:span text:style-name="T4"><text:date style:data-style-name="N106" text:date-value="2012-04-26T15:44:42.40">2012</text:date></text:span></text:p>
              <text:p text:style-name="P6"><text:span text:style-name="T3"><text:s text:c="9"/>Matricule CAF : </text:span><text:span text:style-name="T3"><text:user-field-get text:name="dossier_matricule"/></text:span></text:p>
              <text:p text:style-name="P6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2-04-26T15:44:42.42">26/04/2012</text:date></text:p>
            </table:table-cell>
            <table:table-cell table:style-name="Tableau1.B3" office:value-type="string">
              <text:p text:style-name="P8"><text:user-field-get text:name="adresse_numvoie"/> <text:span text:style-name="T6"><text:user-field-get text:name="adresse_libtypevoie"/></text:span><text:span text:style-name="T6"> </text:span><text:span text:style-name="T5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text:s/></text:span><text:user-field-get text:name="adresse_nomcom"/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P4">Comme je vous l’indiquais dans mon courrier du <text:span text:style-name="T2"><text:user-field-get text:name="passagecommissionep_impressionconvocation"/></text:span><text:bookmark-start text:name="__DdeLink__762_1148179062"/>, votre dossier a été transmis à l'Équipe Pluridisciplinaire (EP) qui a examiné votre situation.<text:bookmark-end text:name="__DdeLink__762_1148179062"/></text:p>
        <text:p text:style-name="P4"/>
        <text:p text:style-name="P17">Après avoir pris connaissance de son avis, il a été décidé de reporter l’examen de votre dossier afin d’avoir un complément d’information auprès<text:span text:style-name="T8"> </text:span><text:span text:style-name="T9">de nos partenaires.</text:span></text:p>
        <text:p text:style-name="P17"><text:span text:style-name="T7">Votre dossier repassera en commission ultérieurement et vous recevrez une nouvelle convocation.</text:span></text:p>
        <text:p text:style-name="P15"/>
        <text:p text:style-name="P15">Je reste à votre entière disposition pour tout renseignement complémentaire.</text:p>
        <text:p text:style-name="P4"/>
        <text:p text:style-name="P5">Je vous prie d’agréer, <text:user-field-get text:name="personne_qual"/>, l’expression de mes salutations distinguées.</text:p>
        <text:p text:style-name="P16"/>
        <text:p text:style-name="P16"/>
        <text:p text:style-name="P16"/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2-04-26T15:44:42.35</dc:date>
    <dc:creator>Julien Mille</dc:creator>
    <meta:editing-duration>PT06H01M19S</meta:editing-duration>
    <meta:editing-cycles>103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4" meta:word-count="99" meta:character-count="710"/>
  </office:meta>
</office:document-meta>
</file>